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e grosse lanterne éclairait chaque côté de la petite scène. Enfin scène. Il fallait le dire vite. Il s'agissait en réalité d'une grosse palette de bois qu'Erland avait bidouillée pour la surélever. Mais le magicien s'estimait déjà heureux. Il avait réussi à obtenir un spot pour le festival du solstice, ce qui n'était pas une mince affaire. Non sans mal, certes. Les places se vendaient à prix d'or étant donné le succès de l'événement. Le garçon avait dû faire jouer une ancienne relation, un type qu'il connaissait de son ancienne vie dans les hautes sphères de la noblesse et avec qui il s'entendait bien, qui s'était plus ou moins pris de pitié pour lui lorsqu'il lui avait raconté son histoire et lui avait trouvé un emplacement pour qu'il fasse son petit show. Une occasion en Or de gagner en visibilité et en renommée.</text:p>
      <text:p text:style-name="Standard"/>
      <text:p text:style-name="Standard">-Qu'est-ce qui nous prouve que c'est pas ton pouvoir de faire disparaître les gens ?</text:p>
      <text:p text:style-name="Standard"/>
      <text:p text:style-name="Standard">Le drap pourpre venait de retomber sur le sol, dans un bruissement de tissu à peine perceptible, et là où quelques secondes plus tôt une femme se tenait ne se trouvait plus que du vide. La voix s'était élevée parmi les timides applaudissements de la foule, du centre du premier des deux rangs de spectateurs, d'un gros bonhomme à l'air bourru, le genre qui aime bien faire son intéressant, et s'il pouvait rabaisser quelqu'un en passant ne s'en privait pas. Erland s'approcha dudit patriarche en souriant doucement. Une fois à quelques dizaines de centimètres de lui seulement, il s'accroupit devant, tout en pointant du doigt l'affiche de son spectacle, sur laquelle on pouvait lire en gros et gras « GARANTI SANS MAGIE ».</text:p>
      <text:p text:style-name="Standard"/>
      <text:p text:style-name="Standard">Mon cher importun, savez-vous lire ?</text:p>
      <text:p text:style-name="Standard">Ce spectacle est garanti sans charme, ni magie, ni vaudou</text:p>
      <text:p text:style-name="Standard">Et si j'avais tel pouvoir, je vous ferais dire,</text:p>
      <text:p text:style-name="Standard">Plutôt qu'elle, je vous aurais fait disparaître... vous.</text:p>
      <text:p text:style-name="Standard"/>
      <text:p text:style-name="Standard">Le doigt qui désignait jusqu'à présent la pancarte avait doucement migré pour finir par pointer vers la poitrine de l'homme, à quelques centimètres à peine de le toucher. Ce dernier, visiblement piqué au vif par la réponse du prestidigitateur, souffla comme un buffle avant de tourner les talons et de quitter les rangs des spectateurs vers un autre stand. Clairement très satisfait de son petit effet, Erland se releva en regardant fièrement l'assemblée, un large sourire éclairant son visage. Il adorait ça. A chaque fois qu'il donnait une représentation, il se transcendait. Méconnaissable. Son ton nonchalant et cynique laissait place à un théâtral mysticisme, entre grands gestes de comédien, mouvements ténébreux de cape et même de temps en temps -comme à l'instant, dialogues rimés. Bien entendu, cela n'était qu'une part de son personnage. Erland ne se prenait pas au sérieux et sa comédie était seulement un outil pour capter l'attention de son auditoire.</text:p>
      <text:p text:style-name="Standard"/>
      <text:p text:style-name="Standard">Le magicien regarda l'homme s'éloigner avant de reposer son regard sur ledit auditoire. Hum... Une dizaine de personnes. Quinze, peut-être ? C'était peu. Mais pas non plus catastrophique. Il fallait relativiser. Il y avait beaucoup d'animations en ce festival et les gens étaient clairement éparpillés un peu partout dans la capitale. Si son public grossissait un peu, il verrait à sortir le grand jeu et les tours qui en mettent plein les yeux. Mais pour l'instant la foule était trop petite. Le garçon à la chevelure argentée s'éclaircit la gorge avant de reprendre. </text:p>
      <text:p text:style-name="Standard"/>
      <text:p text:style-name="Standard">-Bon débarras... Bien. Pour mon prochain tour, je vais avoir besoin d'un ou une assistante de l'assemblée. Un ou une volontai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7T09:27:02.80</meta:creation-date>
    <dc:date>2020-01-17T11:35:25.40</dc:date>
    <meta:editing-duration>PT2H7M16S</meta:editing-duration>
    <meta:editing-cycles>147</meta:editing-cycles>
    <meta:generator>OpenOffice/4.1.7$Win32 OpenOffice.org_project/417m1$Build-9800</meta:generator>
    <meta:document-statistic meta:table-count="0" meta:image-count="0" meta:object-count="0" meta:page-count="1" meta:paragraph-count="10" meta:word-count="582" meta:character-count="3493"/>
  </office:meta>
</office:document-meta>
</file>